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e Thou Long-Expected Jesus</text:p>
      <text:p text:style-name="P1"/>
      <text:p text:style-name="P3">Come Thou long expected Jesus,</text:p>
      <text:p text:style-name="P3">Born to set Thy people free;</text:p>
      <text:p text:style-name="P3">From our fears and sins release us;</text:p>
      <text:p text:style-name="P3">Let us find our rest in Thee.</text:p>
      <text:p text:style-name="P3">Israel's Strength and Consolation,</text:p>
      <text:p text:style-name="P3">Hope of all the earth Thou art;</text:p>
      <text:p text:style-name="P3">Dear desire of every nation,</text:p>
      <text:p text:style-name="P3">Joy of every longing heart.</text:p>
      <text:p text:style-name="P3"/>
      <text:p text:style-name="P3">Born Thy people to deliver,</text:p>
      <text:p text:style-name="P3">Born a child and yet a King,</text:p>
      <text:p text:style-name="P3">Born to reign in us forever,</text:p>
      <text:p text:style-name="P3">Now Thy gracious Kingdom bring.</text:p>
      <text:p text:style-name="P3">By Thine own eternal Spirit</text:p>
      <text:p text:style-name="P3">Rule in all our hearts alone,</text:p>
      <text:p text:style-name="P3">By Thine all sufficient merit</text:p>
      <text:p text:style-name="P3">Raise us to Thy glorious throne.</text:p>
      <text:p text:style-name="P3"><text:span text:style-name="T1"/></text:p>
      <text:p text:style-name="P3"/>
      <text:p text:style-name="P3">Composer: Rowland Hugh Prichard</text:p>
      <text:p text:style-name="P3">Lyricist: Charles Wesl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28:28</meta:creation-date>
    <meta:editing-duration>PT7M6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9" meta:word-count="102" meta:character-count="557"/>
    <dc:date>2018-12-22T09:35:33</dc:date>
    <dc:creator>Hank Warren</dc:creator>
    <meta:template xlink:type="simple" xlink:actuate="onRequest" xlink:title="TubaHymn" xlink:href="../../../../../../Library/Application%20Support/OpenOffice/4/user/template/TubaHymn.ott" meta:date="2018-12-22T09:28:27"/>
  </office:meta>
</office:document-meta>
</file>